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15mm"/>
    </style:style>
    <style:style style:name="co2" style:family="table-column">
      <style:table-column-properties fo:break-before="auto" style:column-width="138.69mm"/>
    </style:style>
    <style:style style:name="co3" style:family="table-column">
      <style:table-column-properties fo:break-before="auto" style:column-width="18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Saída</text:p>
          </table:table-cell>
          <table:table-cell office:value-type="string" calcext:value-type="string">
            <text:p>Sugestão</text:p>
          </table:table-cell>
        </table:table-row>
        <table:table-row table:style-name="ro2">
          <table:table-cell office:value-type="string" calcext:value-type="string">
            <text:p>Inicialização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riar cabeçalho com uma mensagem semelhante a “Bem-vindo ao C-Syncker.\n Escolha uma das opções a seguir.” antes do menu.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8">
            <text:p>Leitura do menu</text:p>
          </table:table-cell>
          <table:table-cell office:value-type="string" calcext:value-type="string">
            <text:p>Leitura de termos não padronizados</text:p>
          </table:table-cell>
          <table:table-cell office:value-type="string" calcext:value-type="string">
            <text:p>Nas opções “1” e “e”, utilizar opostos “Incluir/Excluir” ou “Informar/Arquivar”.</text:p>
          </table:table-cell>
        </table:table-row>
        <table:table-row table:style-name="ro1">
          <table:covered-table-cell/>
          <table:table-cell office:value-type="string" calcext:value-type="string">
            <text:p>Estranhamento com a posição de termos</text:p>
          </table:table-cell>
          <table:table-cell office:value-type="string" calcext:value-type="string">
            <text:p>Como a função “7) Listas na memória” tem função de relatóio, colocar após as ações de manipulação de arquivo.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Transferir a explicação geral, que aparece entre parênteses, na opção 1, para o cabeçalho.</text:p>
          </table:table-cell>
        </table:table-row>
        <table:table-row table:style-name="ro1">
          <table:covered-table-cell/>
          <table:table-cell office:value-type="string" calcext:value-type="string">
            <text:p>Estranhamento com a ocorrência de termos</text:p>
          </table:table-cell>
          <table:table-cell office:value-type="string" calcext:value-type="string">
            <text:p>Como a função “d) Remover última lista” existe como caso especial de e (“Excluir uma das listas”), excluir.</text:p>
          </table:table-cell>
        </table:table-row>
        <table:table-row table:style-name="ro1">
          <table:covered-table-cell/>
          <table:table-cell office:value-type="string" calcext:value-type="string">
            <text:p>Erro de português</text:p>
          </table:table-cell>
          <table:table-cell office:value-type="string" calcext:value-type="string">
            <text:p>Opção “e) Excluir uma das listas” tem um “s” faltando em “listas”.</text:p>
          </table:table-cell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Linguagem coloquial de laboratório</text:p>
          </table:table-cell>
          <table:table-cell office:value-type="string" calcext:value-type="string">
            <text:p>Na opção “3) Derivar lista”, considerar mudar para “Obter derivada discreta de primeira ordem”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 opção “4) Acumular lista”, considerar mudar para “Gerar lista de acumulações”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Na opção “5) Reverter lista”, considerar mudar para “Inverter lista” (ver SZWARCFITER, Jayme Luiz; MARKENSON, Lilian. Estruturas de dados e seus algoritmos. 3.ed. Rio de Janeiro: LTC, 2010.)</text:p>
          </table:table-cell>
        </table:table-row>
        <table:table-row table:style-name="ro1">
          <table:table-cell office:value-type="string" calcext:value-type="string">
            <text:p>Digitação de opção não prevista no menu</text:p>
          </table:table-cell>
          <table:table-cell office:value-type="string" calcext:value-type="string">
            <text:p>[Entrada][Enter][Entrada][Enter]</text:p>
          </table:table-cell>
          <table:table-cell office:value-type="string" calcext:value-type="string">
            <text:p>Mudar saída para “Opção inválida”</text:p>
          </table:table-cell>
        </table:table-row>
        <table:table-row table:style-name="ro1">
          <table:table-cell office:value-type="string" calcext:value-type="string">
            <text:p>[Opção ([ESC])]\n</text:p>
          </table:table-cell>
          <table:table-cell office:value-type="string" calcext:value-type="string">
            <text:p>Aparece “^[“</text:p>
          </table:table-cell>
          <table:table-cell office:value-type="string" calcext:value-type="string">
            <text:p>Essa saída causa estranhamento para o usuário comum. Considerar utilizar a opção “s) Sair”</text:p>
          </table:table-cell>
        </table:table-row>
        <table:table-row table:style-name="ro1">
          <table:table-cell office:value-type="string" calcext:value-type="string">
            <text:p>[Opção (“8”)][Enter]</text:p>
          </table:table-cell>
          <table:table-cell office:value-type="string" calcext:value-type="string">
            <text:p>Cria um arquivo .bin.swp com dados gerados com base na memória de listas</text:p>
          </table:table-cell>
          <table:table-cell office:value-type="string" calcext:value-type="string">
            <text:p>Avisar ao usuário sobre o salvamento do arquivo e como se pode abri-lo.</text:p>
          </table:table-cell>
        </table:table-row>
        <table:table-row table:style-name="ro3">
          <table:table-cell office:value-type="string" calcext:value-type="string">
            <text:p>[Opção (“9”)][Enter]</text:p>
          </table:table-cell>
          <table:table-cell office:value-type="string" calcext:value-type="string">
            <text:p>[9][Enter][9][Enter] (se ocorrer sem atributos) ou erro crítico (se ocorrer com atributos). Tentei abrir o arquivo .bin.swp gerado escrevendo combinações do nome do mesmo com/sem aspas e com/sem ./ </text:p>
          </table:table-cell>
          <table:table-cell office:value-type="string" calcext:value-type="string">
            <text:p>Retirar a opção do menu até se possa utilizá-la.</text:p>
          </table:table-cell>
        </table:table-row>
        <table:table-row table:style-name="ro4">
          <table:table-cell office:value-type="string" calcext:value-type="string">
            <text:p>[Opções (“1”,”2”,”3”,”4”,”5”,”6”,”7”,”e”)][Enter]</text:p>
          </table:table-cell>
          <table:table-cell office:value-type="string" calcext:value-type="string">
            <text:p>Reconhece o primeiro caracter como a opção escolhida e o restante como valor</text:p>
          </table:table-cell>
          <table:table-cell office:value-type="string" calcext:value-type="string">
            <text:p><text:span text:style-name="T1">Não há necessidade dos [Enter]s intermediários (e.g.,1[Enter]2,1,1,2[Enter] =12,1,1,2[Enter] (com ou sem espaço)). Como consequência disso, pode-se sequenciar as opções de menu em um mesmo comando (e, g. 1 2,1,1,2 1 C,D,E 2 1 2 =&gt; C2,D1,E1,C2,D2,E1,C1,D2,E2,C1,D1,E2</text:span>). Caso haja interesse, o uso de (arg *c, arg *v) permitirá receber os parâmetros de chamada do sistema (e.g, &gt; ./program 1 2,1,1,2 7)</text:p>
          </table:table-cell>
        </table:table-row>
        <table:table-row table:style-name="ro5">
          <table:table-cell office:value-type="string" calcext:value-type="string">
            <text:p>Entrada de frações</text:p>
          </table:table-cell>
          <table:table-cell office:value-type="string" calcext:value-type="string">
            <text:p>Fração após valor inicial gera erro crítico e encerra a aplicação. O programa trata o numerador como opção de menu e a barra como escape da opção. Na opção 3, Barra da fração encerra a espera pelo parâmetro da opção e a aplicação segue para interpretar denominador como próxima opção de menu. Com a fração como valor final, o numerador se torna atributo e a barra gera erro crítico ou loop infinito.</text:p>
          </table:table-cell>
          <table:table-cell office:value-type="string" calcext:value-type="string">
            <text:p>Transformar métrica em uma entrada específica no menu</text:p>
          </table:table-cell>
        </table:table-row>
        <table:table-row table:style-name="ro2">
          <table:table-cell office:value-type="string" calcext:value-type="string">
            <text:p>Menu permanente</text:p>
          </table:table-cell>
          <table:table-cell office:value-type="string" calcext:value-type="string">
            <text:p>Opções inviáveis para uso em determinadas situações</text:p>
          </table:table-cell>
          <table:table-cell office:value-type="string" calcext:value-type="string">
            <text:p>Mostrar somente as opções viáveis (e.g., enquanto não houver listas registradas, mostrar somente a opção 1; enquanto houver menos que duas listas, não mostrar a opção 2 etc.)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4:27:13.744407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0:14:11.160483244</meta:creation-date>
    <meta:generator>LibreOffice/6.0.2.1$Linux_X86_64 LibreOffice_project/00m0$Build-1</meta:generator>
    <dc:date>2018-04-27T14:55:50.945253489</dc:date>
    <meta:editing-duration>PT2H47M28S</meta:editing-duration>
    <meta:editing-cycles>31</meta:editing-cycles>
    <meta:document-statistic meta:table-count="1" meta:cell-count="41" meta:object-count="0"/>
  </office:meta>
</office:document-meta>
</file>